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2af98" officeooo:paragraph-rsid="0002af98" style:font-size-asian="20pt" style:font-size-complex="20pt"/>
    </style:style>
    <style:style style:name="P2" style:family="paragraph" style:parent-style-name="Standard">
      <style:text-properties fo:font-size="20pt" officeooo:rsid="00056afd" officeooo:paragraph-rsid="00056afd" style:font-size-asian="20pt" style:font-size-complex="20pt"/>
    </style:style>
    <style:style style:name="T1" style:family="text">
      <style:text-properties officeooo:rsid="00046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нности наши всегда повторяй!</text:p>
      <text:p text:style-name="P1">Их никогда ты не забывай!</text:p>
      <text:p text:style-name="P1">Развитие, гибкость и эффективность</text:p>
      <text:p text:style-name="P1"><text:span text:style-name="T1">С</text:span>могут <text:span text:style-name="T1">повыси</text:span>ть твою продуктивность</text:p>
      <text:p text:style-name="P1"/>
      <text:p text:style-name="P2">Доверие станет основой всего,</text:p>
      <text:p text:style-name="P2">Ответственным будь, не теряй ничего</text:p>
      <text:p text:style-name="P2">Возможностей много открыто тебе!</text:p>
      <text:p text:style-name="P2">Поэтому будь всегда на коне!</text:p>
      <text:p text:style-name="P2"/>
      <text:p text:style-name="P2">(или</text:p>
      <text:p text:style-name="P2">Будешь успешным всегда и везде!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5T08:39:36.207000000</dc:date>
    <meta:editing-duration>PT1M28S</meta:editing-duration>
    <meta:editing-cycles>1</meta:editing-cycles>
    <meta:document-statistic meta:table-count="0" meta:image-count="0" meta:object-count="0" meta:page-count="1" meta:paragraph-count="10" meta:word-count="41" meta:character-count="284" meta:non-whitespace-character-count="253"/>
    <meta:generator>LibreOffice/7.3.4.2$Windows_X86_64 LibreOffice_project/728fec16bd5f605073805c3c9e7c4212a0120dc5</meta:generator>
  </office:meta>
</office:document-meta>
</file>